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 CYR" svg:font-family="'Courier New CYR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Book Antiqua"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fo:language="ru" fo:country="RU" fo:font-style="italic" style:text-underline-style="none" fo:font-weight="bold" style:font-name-asian="Courier New CYR" style:font-size-asian="18pt" style:font-style-asian="italic" style:font-weight-asian="bold" style:font-name-complex="Courier New CYR" style:font-size-complex="18pt" style:font-style-complex="italic" style:font-weight-complex="bold"/>
    </style:style>
    <style:style style:name="P7" style:family="paragraph" style:parent-style-name="Standard">
      <style:text-properties style:font-name="Times New Roman" fo:font-size="12pt" fo:language="ru" fo:country="RU" fo:font-weight="normal" style:font-name-asian="Courier New CYR" style:font-size-asian="12pt" style:font-weight-asian="normal" style:font-name-complex="Courier New CYR" style:font-size-complex="12pt" style:font-weight-complex="normal"/>
    </style:style>
    <style:style style:name="T1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achable species counting/enumeration</text:p>
      <text:p text:style-name="Standard"><text:line-break/><text:span text:style-name="T1">1. </text:span><text:span text:style-name="T3">Introduction </text:span></text:p>
      <text:p text:style-name="P1"/>
      <text:p text:style-name="P2">Us interests, what rules may be applied and what substances can appear. </text:p>
      <text:p text:style-name="P1"><text:line-break/></text:p>
      <text:p text:style-name="Standard"><text:span text:style-name="T1">2 </text:span><text:span text:style-name="T3">Solution.</text:span></text:p>
      <text:p text:style-name="P2"/>
      <text:p text:style-name="P7">Reachability analysis is subviews computation and its application.</text:p>
      <text:p text:style-name="P2"/>
      <text:p text:style-name="Standard"><text:span text:style-name="T4">Create </text:span><text:span text:style-name="T3"><text:s/></text:span><text:span text:style-name="T4">Subviews</text:span><text:span text:style-name="T1">, </text:span><text:span text:style-name="T2"><text:s/></text:span><text:span text:style-name="T4">then LocalViews, ContactMap, Influence Map, Enumeration of Species.</text:span></text:p>
      <text:p text:style-name="P2">Then we compute Dead Rule Detection.</text:p>
      <text:p text:style-name="P2"/>
      <text:p text:style-name="P2"/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 CYR" svg:font-family="'Courier New CYR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40M41S</meta:editing-duration>
    <meta:editing-cycles>4</meta:editing-cycles>
    <meta:generator>OpenOffice.org/3.1$Win32 OpenOffice.org_project/310m11$Build-9399</meta:generator>
    <dc:date>2009-06-19T19:13:59.16</dc:date>
    <meta:document-statistic meta:table-count="0" meta:image-count="0" meta:object-count="0" meta:page-count="1" meta:paragraph-count="8" meta:word-count="43" meta:character-count="327"/>
    <meta:user-defined meta:name="Info 1"/>
    <meta:user-defined meta:name="Info 2"/>
    <meta:user-defined meta:name="Info 3"/>
    <meta:user-defined meta:name="Info 4"/>
  </office:meta>
</office:document-meta>
</file>